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3300"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3" style:family="graphic" style:parent-style-name="standard">
      <style:graphic-properties draw:fill-color="#ff3399" draw:textarea-horizontal-align="justify" draw:textarea-vertical-align="middle" draw:auto-grow-height="false" fo:min-height="2.75cm" fo:min-width="4.7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15cm" fo:min-width="4.1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2.65cm" fo:min-width="4.3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2.5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svg:stroke-color="#ff6600" draw:textarea-vertical-align="middle"/>
    </style:style>
    <style:style style:name="gr9" style:family="graphic" style:parent-style-name="standard">
      <style:graphic-properties svg:stroke-color="#ff3399" draw:textarea-vertical-align="middle"/>
    </style:style>
    <style:style style:name="gr10" style:family="graphic" style:parent-style-name="standard">
      <style:graphic-properties svg:stroke-color="#009900" draw:textarea-vertical-align="middle"/>
    </style:style>
    <style:style style:name="gr11" style:family="graphic" style:parent-style-name="standard">
      <style:graphic-properties svg:stroke-color="#ff0000" draw:textarea-vertical-align="middle"/>
    </style:style>
    <style:style style:name="gr12" style:family="graphic" style:parent-style-name="standard">
      <style:graphic-properties draw:fill-color="#ff0066" draw:textarea-horizontal-align="justify" draw:textarea-vertical-align="middle" draw:auto-grow-height="false" fo:min-height="1.306cm" fo:min-width="1.34cm"/>
    </style:style>
    <style:style style:name="gr13" style:family="graphic" style:parent-style-name="standard">
      <style:graphic-properties draw:fill-color="#ff0066" draw:textarea-horizontal-align="justify" draw:textarea-vertical-align="middle" draw:auto-grow-height="false" fo:min-height="1.164cm" fo:min-width="1.056cm"/>
    </style:style>
    <style:style style:name="gr14" style:family="graphic" style:parent-style-name="standard">
      <style:graphic-properties draw:fill-color="#ff0066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draw:fill-color="#ff0066" draw:textarea-horizontal-align="justify" draw:textarea-vertical-align="middle" draw:auto-grow-height="false" fo:min-height="1.164cm" fo:min-width="1.201cm"/>
    </style:style>
    <style:style style:name="gr16" style:family="graphic" style:parent-style-name="standard">
      <style:graphic-properties draw:fill-color="#ff0066" draw:textarea-horizontal-align="justify" draw:textarea-vertical-align="middle" draw:auto-grow-height="false" fo:min-height="1.306cm" fo:min-width="1.056cm"/>
    </style:style>
    <style:style style:name="gr17" style:family="graphic" style:parent-style-name="standard">
      <style:graphic-properties draw:fill-color="#ff0066" draw:textarea-horizontal-align="justify" draw:textarea-vertical-align="middle" draw:auto-grow-height="false" fo:min-height="1.306cm" fo:min-width="1.198cm"/>
    </style:style>
    <style:style style:name="gr18" style:family="graphic" style:parent-style-name="standard">
      <style:graphic-properties svg:stroke-color="#ff330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fill-color="#009900" draw:textarea-horizontal-align="justify" draw:textarea-vertical-align="middle" draw:auto-grow-height="false" fo:min-height="1.448cm" fo:min-width="1.056cm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fill-color="#009900" draw:textarea-horizontal-align="justify" draw:textarea-vertical-align="middle" draw:auto-grow-height="false" fo:min-height="1.306cm" fo:min-width="1.056cm"/>
    </style:style>
    <style:style style:name="gr23" style:family="graphic" style:parent-style-name="standard">
      <style:graphic-properties draw:fill-color="#009900" draw:textarea-horizontal-align="justify" draw:textarea-vertical-align="middle" draw:auto-grow-height="false" fo:min-height="1.448cm" fo:min-width="1.48cm"/>
    </style:style>
    <style:style style:name="gr24" style:family="graphic" style:parent-style-name="standard">
      <style:graphic-properties draw:fill-color="#009900" draw:textarea-horizontal-align="justify" draw:textarea-vertical-align="middle" draw:auto-grow-height="false" fo:min-height="1.306cm" fo:min-width="0.914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fill-color="#ff0066" draw:textarea-horizontal-align="justify" draw:textarea-vertical-align="middle" draw:auto-grow-height="false" fo:min-height="1.344cm" fo:min-width="1.056cm"/>
    </style:style>
    <style:style style:name="gr27" style:family="graphic" style:parent-style-name="standard">
      <style:graphic-properties draw:marker-start="" draw:fill-color="#cc3300" draw:textarea-horizontal-align="justify" draw:textarea-vertical-align="middle" draw:auto-grow-height="false" fo:min-height="1.448cm" fo:min-width="1.198cm"/>
    </style:style>
    <style:style style:name="gr28" style:family="graphic" style:parent-style-name="standard">
      <style:graphic-properties svg:stroke-color="#ff9900" draw:textarea-vertical-align="middle"/>
    </style:style>
    <style:style style:name="gr29" style:family="graphic" style:parent-style-name="standard">
      <style:graphic-properties draw:fill-color="#cc9900" draw:textarea-horizontal-align="justify" draw:textarea-vertical-align="middle" draw:auto-grow-height="false" fo:min-height="2.15cm" fo:min-width="4.3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1.448cm" fo:min-width="1.48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1.448cm" fo:min-width="1.34cm"/>
    </style:style>
    <style:style style:name="gr32" style:family="graphic" style:parent-style-name="standard">
      <style:graphic-properties svg:stroke-color="#996600" draw:textarea-vertical-align="middle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1.73cm" fo:min-width="1.48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1.306cm" fo:min-width="1.198cm"/>
    </style:style>
    <style:style style:name="gr35" style:family="graphic" style:parent-style-name="standard">
      <style:graphic-properties draw:textarea-horizontal-align="justify" draw:textarea-vertical-align="middle" draw:auto-grow-height="false" fo:min-height="1.45cm" fo:min-width="1.5cm"/>
    </style:style>
    <style:style style:name="gr36" style:family="graphic" style:parent-style-name="standard">
      <style:graphic-properties svg:stroke-color="#cc9900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45cm" fo:min-width="1.4cm"/>
    </style:style>
    <style:style style:name="gr38" style:family="graphic" style:parent-style-name="standard">
      <style:graphic-properties svg:stroke-color="#ff3399" draw:fill-color="#ff0000" draw:textarea-vertical-align="middle"/>
    </style:style>
    <style:style style:name="gr39" style:family="graphic" style:parent-style-name="standard">
      <style:graphic-properties draw:stroke="none" draw:fill="none" draw:fill-color="#ff0000" fo:min-height="0.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cc3300"/>
      <style:paragraph-properties fo:text-align="center"/>
      <style:text-properties fo:font-size="14pt" style:text-underline-style="none" style:font-size-asian="14pt" style:font-size-complex="14pt"/>
    </style:style>
    <style:style style:name="P3" style:family="paragraph">
      <style:paragraph-properties fo:text-align="center"/>
      <style:text-properties fo:font-size="20pt"/>
    </style:style>
    <style:style style:name="P4" style:family="paragraph">
      <style:paragraph-properties fo:text-align="center"/>
      <style:text-properties fo:font-size="20pt" style:font-size-asian="12pt" style:font-size-complex="12pt"/>
    </style:style>
    <style:style style:name="P5" style:family="paragraph">
      <style:paragraph-properties fo:text-align="center"/>
      <style:text-properties fo:font-size="22pt" style:font-size-asian="18pt" style:font-size-complex="18pt"/>
    </style:style>
    <style:style style:name="P6" style:family="paragraph">
      <loext:graphic-properties draw:fill-color="#ff3399"/>
      <style:paragraph-properties fo:text-align="center"/>
      <style:text-properties fo:font-size="22pt" style:font-size-asian="18pt" style:font-size-complex="18pt"/>
    </style:style>
    <style:style style:name="P7" style:family="paragraph">
      <loext:graphic-properties draw:fill-color="#ff3333"/>
      <style:paragraph-properties fo:text-align="center"/>
      <style:text-properties fo:font-size="22pt" style:font-size-asian="18pt" style:font-size-complex="18pt"/>
    </style:style>
    <style:style style:name="P8" style:family="paragraph">
      <loext:graphic-properties draw:fill-color="#00cc00"/>
      <style:paragraph-properties fo:text-align="center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-color="#ff3300"/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15" style:family="paragraph">
      <loext:graphic-properties draw:fill-color="#ff0066"/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16" style:family="paragraph">
      <style:paragraph-properties fo:text-align="center"/>
      <style:text-properties fo:font-size="14pt" style:font-size-asian="10pt" style:font-size-complex="10pt"/>
    </style:style>
    <style:style style:name="P17" style:family="paragraph">
      <loext:graphic-properties draw:fill-color="#ff0066"/>
      <style:paragraph-properties fo:text-align="center"/>
      <style:text-properties fo:font-size="14pt" style:font-size-asian="10pt" style:font-size-complex="10pt"/>
    </style:style>
    <style:style style:name="P18" style:family="paragraph">
      <loext:graphic-properties draw:fill-color="#ff0066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5pt"/>
    </style:style>
    <style:style style:name="P20" style:family="paragraph"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-color="#009900"/>
      <style:paragraph-properties fo:text-align="center"/>
      <style:text-properties fo:font-size="14pt" style:font-size-asian="18pt" style:font-size-complex="18pt"/>
    </style:style>
    <style:style style:name="P22" style:family="paragraph">
      <style:paragraph-properties fo:text-align="center"/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P23" style:family="paragraph">
      <loext:graphic-properties draw:fill-color="#ff0000"/>
      <style:paragraph-properties fo:text-align="center"/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P24" style:family="paragraph">
      <loext:graphic-properties draw:fill-color="#ff0000"/>
      <style:paragraph-properties fo:text-align="center"/>
      <style:text-properties fo:font-size="14pt" style:font-size-asian="18pt" style:font-size-complex="18pt"/>
    </style:style>
    <style:style style:name="P25" style:family="paragraph"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26" style:family="paragraph">
      <loext:graphic-properties draw:fill-color="#009900"/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27" style:family="paragraph">
      <loext:graphic-properties draw:fill-color="#ff0066"/>
      <style:paragraph-properties fo:text-align="center"/>
      <style:text-properties fo:font-size="14pt" style:text-underline-style="none" style:font-size-asian="10pt" style:font-size-complex="10pt"/>
    </style:style>
    <style:style style:name="P28" style:family="paragraph">
      <loext:graphic-properties draw:fill-color="#cc3300"/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29" style:family="paragraph">
      <loext:graphic-properties draw:fill-color="#cc9900"/>
      <style:paragraph-properties fo:text-align="center"/>
      <style:text-properties fo:font-size="22pt" style:font-size-asian="18pt" style:font-size-complex="18pt"/>
    </style:style>
    <style:style style:name="P30" style:family="paragraph">
      <loext:graphic-properties draw:fill-color="#ffff00"/>
      <style:paragraph-properties fo:text-align="center"/>
      <style:text-properties fo:font-size="14pt" style:font-size-asian="10pt" style:font-size-complex="10pt"/>
    </style:style>
    <style:style style:name="P31" style:family="paragraph">
      <loext:graphic-properties draw:fill-color="#ffff00"/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32" style:family="paragraph">
      <style:paragraph-properties fo:text-align="center"/>
      <style:text-properties style:font-name="Liberation Sans Narrow" fo:font-size="18pt"/>
    </style:style>
    <style:style style:name="P33" style:family="paragraph">
      <style:paragraph-properties fo:text-align="center"/>
      <style:text-properties style:font-name="Liberation Sans Narrow" fo:font-size="18pt" style:font-size-asian="12pt" style:font-size-complex="12pt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style:paragraph-properties fo:text-align="center"/>
      <style:text-properties fo:font-size="22pt"/>
    </style:style>
    <style:style style:name="P36" style:family="paragraph">
      <loext:graphic-properties draw:fill="none" draw:fill-color="#ff0000"/>
      <style:paragraph-properties fo:text-align="center"/>
      <style:text-properties fo:font-size="22pt"/>
    </style:style>
    <style:style style:name="P37" style:family="paragraph">
      <style:text-properties fo:color="#cc0000" fo:background-color="transparent"/>
    </style:style>
    <style:style style:name="P38" style:family="paragraph">
      <loext:graphic-properties draw:fill="none" draw:fill-color="#ffffff"/>
      <style:text-properties fo:color="#cc0000" fo:background-color="transparent"/>
    </style:style>
    <style:style style:name="P39" style:family="paragraph">
      <style:text-properties fo:color="#009900"/>
    </style:style>
    <style:style style:name="P40" style:family="paragraph">
      <loext:graphic-properties draw:fill="none" draw:fill-color="#ffffff"/>
      <style:text-properties fo:color="#009900"/>
    </style:style>
    <style:style style:name="P41" style:family="paragraph">
      <style:text-properties fo:color="#cc0066"/>
    </style:style>
    <style:style style:name="P42" style:family="paragraph">
      <loext:graphic-properties draw:fill="none" draw:fill-color="#ffffff"/>
      <style:text-properties fo:color="#cc0066"/>
    </style:style>
    <style:style style:name="P43" style:family="paragraph">
      <style:text-properties fo:color="#996600"/>
    </style:style>
    <style:style style:name="P44" style:family="paragraph">
      <loext:graphic-properties draw:fill="none" draw:fill-color="#ffffff"/>
      <style:text-properties fo:color="#996600"/>
    </style:style>
    <style:style style:name="P45" style:family="paragraph">
      <style:text-properties fo:color="#cc3300"/>
    </style:style>
    <style:style style:name="P46" style:family="paragraph">
      <loext:graphic-properties draw:fill="none" draw:fill-color="#ffffff"/>
      <style:text-properties fo:color="#cc3300"/>
    </style:style>
    <style:style style:name="P47" style:family="paragraph">
      <loext:graphic-properties draw:fill-color="#ffffff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20pt" style:font-size-asian="12pt" style:font-size-complex="12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2pt" style:font-size-complex="12pt"/>
    </style:style>
    <style:style style:name="T6" style:family="text">
      <style:text-properties fo:font-size="14pt" style:text-underline-style="solid" style:text-underline-width="bold" style:text-underline-color="font-color" style:font-size-asian="10pt" style:font-size-complex="10pt"/>
    </style:style>
    <style:style style:name="T7" style:family="text">
      <style:text-properties fo:font-size="14pt" style:font-size-asian="10pt" style:font-size-complex="10pt"/>
    </style:style>
    <style:style style:name="T8" style:family="text">
      <style:text-properties fo:font-size="15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T11" style:family="text">
      <style:text-properties fo:font-size="14pt" style:text-underline-style="solid" style:text-underline-width="bold" style:text-underline-color="font-color" style:font-size-asian="14pt" style:font-size-complex="14pt"/>
    </style:style>
    <style:style style:name="T12" style:family="text">
      <style:text-properties fo:font-size="14pt" style:text-underline-style="none" style:font-size-asian="10pt" style:font-size-complex="10pt"/>
    </style:style>
    <style:style style:name="T13" style:family="text">
      <style:text-properties style:font-size-asian="12pt" style:font-size-complex="12pt"/>
    </style:style>
    <style:style style:name="T14" style:family="text">
      <style:text-properties fo:color="#cc0000" fo:background-color="transparent"/>
    </style:style>
    <style:style style:name="T15" style:family="text">
      <style:text-properties fo:color="#009900"/>
    </style:style>
    <style:style style:name="T16" style:family="text">
      <style:text-properties fo:color="#cc0066"/>
    </style:style>
    <style:style style:name="T17" style:family="text">
      <style:text-properties fo:color="#996600"/>
    </style:style>
    <style:style style:name="T18" style:family="text">
      <style:text-properties fo:color="#cc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2.4cm" svg:height="2.4cm" svg:x="4cm" svg:y="18.4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4cm" svg:height="3.2cm" svg:x="10cm" svg:y="14.4cm">
          <text:p text:style-name="P3"><text:span text:style-name="T2">Escrito</text:span></text:p>
          <text:p text:style-name="P3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3" draw:id="id3" draw:layer="layout" svg:width="5.2cm" svg:height="3cm" svg:x="17cm" svg:y="14.4cm">
          <text:p text:style-name="P5">EDICION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4.6cm" svg:height="2.4cm" svg:x="7cm" svg:y="2.2cm">
          <text:p text:style-name="P5"><text:span text:style-name="T3">FIDELIZADO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4.8cm" svg:height="2.9cm" svg:x="19cm" svg:y="3.2cm">
          <text:p text:style-name="P13"/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4.6cm" svg:height="2.8cm" svg:x="3cm" svg:y="14.8cm">
          <text:p text:style-name="P9"><text:span text:style-name="T4">AU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4" draw:id="id4" draw:layer="layout" svg:width="3.2cm" svg:height="3.2cm" svg:x="13.4cm" svg:y="3cm">
          <text:p text:style-name="P11"><text:span text:style-name="T5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3" draw:layer="layout" svg:x1="7.6cm" svg:y1="16.2cm" svg:x2="10cm" svg:y2="16cm" draw:start-shape="id1" draw:start-glue-point="1" draw:end-shape="id2" svg:d="M7600 16200h1200v-200h1200" svg:viewBox="0 0 2401 201">
          <text:p/>
        </draw:connector>
        <draw:connector draw:style-name="gr9" draw:text-style-name="P13" draw:layer="layout" svg:x1="13.4cm" svg:y1="16cm" svg:x2="17cm" svg:y2="15.9cm" draw:start-shape="id2" draw:start-glue-point="7" draw:end-shape="id3" draw:end-glue-point="3" svg:d="M13400 16000h1801v-100h1799" svg:viewBox="0 0 3601 101">
          <text:p/>
        </draw:connector>
        <draw:connector draw:style-name="gr10" draw:text-style-name="P13" draw:layer="layout" svg:x1="16.6cm" svg:y1="4.6cm" svg:x2="19cm" svg:y2="4.65cm" draw:start-shape="id4" draw:start-glue-point="7" draw:end-shape="id5" svg:d="M16600 4600h1201v50h1199" svg:viewBox="0 0 2401 51">
          <text:p/>
        </draw:connector>
        <draw:connector draw:style-name="gr11" draw:text-style-name="P13" draw:layer="layout" svg:x1="11.6cm" svg:y1="3.4cm" svg:x2="13.4cm" svg:y2="4.6cm" draw:start-shape="id6" draw:start-glue-point="1" draw:end-shape="id4" draw:end-glue-point="5" svg:d="M11600 3400h900v1200h900" svg:viewBox="0 0 1801 1201">
          <text:p/>
        </draw:connector>
        <draw:custom-shape draw:style-name="gr12" draw:text-style-name="P15" xml:id="id8" draw:id="id8" draw:layer="layout" svg:width="2.6cm" svg:height="2.2cm" svg:x="11.8cm" svg:y="18.4cm">
          <text:p text:style-name="P14"><text:span text:style-name="T6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xml:id="id9" draw:id="id9" draw:layer="layout" svg:width="2.2cm" svg:height="2cm" svg:x="15.4cm" svg:y="18.4cm">
          <text:p text:style-name="P16"><text:span text:style-name="T7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0" draw:id="id10" draw:layer="layout" svg:width="2cm" svg:height="2cm" svg:x="21.2cm" svg:y="18.4cm">
          <text:p text:style-name="P13"><text:span text:style-name="T7">edito</text:span><text:span text:style-name="T7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xml:id="id11" draw:id="id11" draw:layer="layout" svg:width="2cm" svg:height="2cm" svg:x="18.4cm" svg:y="18.4cm">
          <text:p text:style-name="P16"><text:span text:style-name="T7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2" draw:id="id12" draw:layer="layout" svg:width="2.405cm" svg:height="2cm" svg:x="25.2cm" svg:y="15cm">
          <text:p text:style-name="P16"><text:span text:style-name="T7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3" draw:id="id13" draw:layer="layout" svg:width="2.2cm" svg:height="2.2cm" svg:x="25.2cm" svg:y="12cm">
          <text:p text:style-name="P16"><text:span text:style-name="T7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4" draw:id="id14" draw:layer="layout" svg:width="2.4cm" svg:height="2.2cm" svg:x="23.4cm" svg:y="9.6cm">
          <text:p text:style-name="P16"><text:span text:style-name="T7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svg:x1="5.2cm" svg:y1="18.4cm" svg:x2="5.3cm" svg:y2="17.6cm" draw:start-shape="id7" draw:start-glue-point="4" draw:end-shape="id1" draw:end-glue-point="2" svg:d="M5200 18400v-400h100v-400" svg:viewBox="0 0 101 801">
          <text:p/>
        </draw:connector>
        <draw:connector draw:style-name="gr9" draw:text-style-name="P13" draw:layer="layout" svg:x1="13.1cm" svg:y1="18.4cm" svg:x2="19.6cm" svg:y2="17.4cm" draw:start-shape="id8" draw:start-glue-point="4" draw:end-shape="id3" draw:end-glue-point="2" svg:d="M13100 18400v-501h2601v2h3899v-501" svg:viewBox="0 0 6501 1001">
          <text:p/>
        </draw:connector>
        <draw:connector draw:style-name="gr9" draw:text-style-name="P13" draw:layer="layout" svg:x1="16.5cm" svg:y1="18.4cm" svg:x2="19.6cm" svg:y2="17.4cm" draw:start-shape="id9" draw:start-glue-point="4" draw:end-shape="id3" draw:end-glue-point="2" svg:d="M16500 18400v-500h3100v-500" svg:viewBox="0 0 3101 1001">
          <text:p/>
        </draw:connector>
        <draw:connector draw:style-name="gr9" draw:text-style-name="P13" draw:layer="layout" svg:x1="22.2cm" svg:y1="18.4cm" svg:x2="19.6cm" svg:y2="17.4cm" draw:start-shape="id10" draw:start-glue-point="4" draw:end-shape="id3" draw:end-glue-point="2" svg:d="M22200 18400v-500h-2600v-500" svg:viewBox="0 0 2601 1001">
          <text:p/>
        </draw:connector>
        <draw:connector draw:style-name="gr9" draw:text-style-name="P13" draw:layer="layout" svg:x1="19.4cm" svg:y1="18.4cm" svg:x2="19.6cm" svg:y2="17.4cm" draw:start-shape="id11" draw:start-glue-point="4" draw:end-shape="id3" draw:end-glue-point="2" svg:d="M19400 18400v-500h200v-500" svg:viewBox="0 0 201 1001">
          <text:p/>
        </draw:connector>
        <draw:connector draw:style-name="gr9" draw:text-style-name="P13" draw:layer="layout" svg:x1="25.552cm" svg:y1="15.293cm" svg:x2="22.2cm" svg:y2="15.9cm" draw:start-shape="id12" draw:start-glue-point="5" draw:end-shape="id3" draw:end-glue-point="1" svg:d="M25552 15293v-794h-1852v1401h-1500" svg:viewBox="0 0 3353 1402">
          <text:p/>
        </draw:connector>
        <draw:connector draw:style-name="gr9" draw:text-style-name="P13" draw:layer="layout" svg:x1="25.2cm" svg:y1="13.1cm" svg:x2="22.2cm" svg:y2="15.9cm" draw:start-shape="id13" draw:start-glue-point="6" draw:end-shape="id3" draw:end-glue-point="1" svg:d="M25200 13100h-1500v2800h-1500" svg:viewBox="0 0 3001 2801">
          <text:p/>
        </draw:connector>
        <draw:connector draw:style-name="gr9" draw:text-style-name="P13" xml:id="id31" draw:id="id31" draw:layer="layout" svg:x1="23.751cm" svg:y1="11.478cm" svg:x2="22.2cm" svg:y2="15.9cm" draw:start-shape="id14" draw:start-glue-point="7" draw:end-shape="id3" draw:end-glue-point="1" svg:d="M23751 11478v4422h-1551" svg:viewBox="0 0 1552 4423">
          <text:p/>
        </draw:connector>
        <draw:frame draw:style-name="gr19" draw:text-style-name="P19" draw:layer="layout" svg:width="0.8cm" svg:height="0.962cm" svg:x="4.4cm" svg:y="11.4cm">
          <draw:text-box>
            <text:p><text:span text:style-name="T8">n</text:span></text:p>
          </draw:text-box>
        </draw:frame>
        <draw:custom-shape draw:style-name="gr20" draw:text-style-name="P21" xml:id="id17" draw:id="id17" draw:layer="layout" svg:width="2.2cm" svg:height="2.4cm" svg:x="25.2cm" svg:y="6.2cm">
          <text:p text:style-name="P20"><text:span text:style-name="T9">Efectivo/</text:span></text:p>
          <text:p text:style-name="P20"><text:span text:style-name="T9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6" draw:id="id16" draw:layer="layout" svg:width="2.4cm" svg:height="2.4cm" svg:x="10.2cm" svg:y="5.2cm">
          <text:p text:style-name="P22"><text:span text:style-name="T10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15" draw:id="id15" draw:layer="layout" svg:width="2.4cm" svg:height="2.4cm" svg:x="0.8cm" svg:y="1cm">
          <text:p text:style-name="P20"><text:span text:style-name="T9">Tarjeta</text:span></text:p>
          <text:p text:style-name="P20"><text:span text:style-name="T9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svg:x1="3.2cm" svg:y1="2.2cm" svg:x2="7cm" svg:y2="3.4cm" draw:start-shape="id15" draw:start-glue-point="10" draw:end-shape="id6" draw:end-glue-point="3" svg:d="M3200 2200h1901v1200h1899" svg:viewBox="0 0 3801 1201">
          <text:p/>
        </draw:connector>
        <draw:connector draw:style-name="gr11" draw:text-style-name="P13" draw:layer="layout" svg:x1="10.2cm" svg:y1="6.4cm" svg:x2="9.3cm" svg:y2="4.6cm" draw:start-shape="id16" draw:start-glue-point="6" draw:end-shape="id6" draw:end-glue-point="2" svg:d="M10200 6400h-900v-1800" svg:viewBox="0 0 901 1801">
          <text:p/>
        </draw:connector>
        <draw:connector draw:style-name="gr10" draw:text-style-name="P13" draw:layer="layout" svg:x1="25.522cm" svg:y1="6.551cm" svg:x2="23.8cm" svg:y2="4.65cm" draw:start-shape="id17" draw:start-glue-point="5" draw:end-shape="id5" draw:end-glue-point="1" svg:d="M25522 6551h-1022v-1901h-700" svg:viewBox="0 0 1723 1902">
          <text:p/>
        </draw:connector>
        <draw:custom-shape draw:style-name="gr22" draw:text-style-name="P26" xml:id="id20" draw:id="id20" draw:layer="layout" svg:width="2.2cm" svg:height="2.2cm" svg:x="25.6cm" svg:y="3.4cm">
          <text:p text:style-name="P25"><text:span text:style-name="T1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18" draw:id="id18" draw:layer="layout" svg:width="2.4cm" svg:height="2.4cm" svg:x="3.8cm" svg:y="3.849cm">
          <text:p text:style-name="P20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xml:id="id19" draw:id="id19" draw:layer="layout" svg:width="2.8cm" svg:height="2.4cm" svg:x="20cm" svg:y="0.2cm">
          <text:p text:style-name="P20"><text:span text:style-name="T9">Precio</text:span></text:p>
          <text:p text:style-name="P20"><text:span text:style-name="T9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svg:x1="5cm" svg:y1="3.849cm" svg:x2="7cm" svg:y2="3.4cm" draw:start-shape="id18" draw:start-glue-point="4" draw:end-shape="id6" draw:end-glue-point="3" svg:d="M5000 3849v-449h2000" svg:viewBox="0 0 2001 450">
          <text:p/>
        </draw:connector>
        <draw:connector draw:style-name="gr10" draw:text-style-name="P13" draw:layer="layout" svg:x1="21.4cm" svg:y1="2.6cm" svg:x2="21.4cm" svg:y2="3.2cm" draw:start-shape="id19" draw:start-glue-point="8" draw:end-shape="id5" draw:end-glue-point="0" svg:d="M21400 2600v600" svg:viewBox="0 0 1 601">
          <text:p/>
        </draw:connector>
        <draw:connector draw:style-name="gr10" draw:text-style-name="P13" draw:layer="layout" svg:x1="23.8cm" svg:y1="4.65cm" svg:x2="25.6cm" svg:y2="4.5cm" draw:start-shape="id5" draw:start-glue-point="1" draw:end-shape="id20" draw:end-glue-point="6" svg:d="M23800 4650h900v-150h900" svg:viewBox="0 0 1801 151">
          <text:p/>
        </draw:connector>
        <draw:custom-shape draw:style-name="gr24" draw:text-style-name="P21" xml:id="id21" draw:id="id21" draw:layer="layout" svg:width="2cm" svg:height="2.2cm" svg:x="25.4cm" svg:y="0.6cm">
          <text:p text:style-name="P20"><text:span text:style-name="T9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svg:x1="23.8cm" svg:y1="4.65cm" svg:x2="25.4cm" svg:y2="1.7cm" draw:start-shape="id5" draw:start-glue-point="1" draw:end-shape="id21" draw:end-glue-point="6" svg:d="M23800 4650h800v-2950h800" svg:viewBox="0 0 1601 2951">
          <text:p/>
        </draw:connector>
        <draw:connector draw:style-name="gr25" draw:text-style-name="P13" draw:layer="layout" svg:x1="-0.905cm" svg:y1="1.091cm" svg:x2="-0.812cm" svg:y2="1.068cm" svg:d="M-905 1091h47v-23h46" svg:viewBox="0 0 94 24">
          <text:p/>
        </draw:connector>
        <draw:connector draw:style-name="gr10" draw:text-style-name="P13" draw:layer="layout" draw:line-skew="0.25cm" svg:x1="21.5cm" svg:y1="7.8cm" svg:x2="21.4cm" svg:y2="6.1cm" draw:start-shape="id22" draw:start-glue-point="4" draw:end-shape="id5" draw:end-glue-point="2" svg:d="M21500 7800v-600h-100v-1100" svg:viewBox="0 0 101 1701">
          <text:p/>
        </draw:connector>
        <draw:custom-shape draw:style-name="gr26" draw:text-style-name="P27" xml:id="id23" draw:id="id23" draw:layer="layout" svg:width="2.2cm" svg:height="2.254cm" svg:x="23.6cm" svg:y="17.6cm">
          <text:p text:style-name="P16"><text:span text:style-name="T12">titulo_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svg:x1="19.6cm" svg:y1="17.4cm" svg:x2="23.922cm" svg:y2="17.93cm" draw:start-shape="id3" draw:start-glue-point="2" draw:end-shape="id23" draw:end-glue-point="5" svg:d="M19600 17400v530h4322" svg:viewBox="0 0 4323 531">
          <text:p/>
        </draw:connector>
        <draw:custom-shape draw:style-name="gr27" draw:text-style-name="P28" xml:id="id24" draw:id="id24" draw:layer="layout" svg:width="2.4cm" svg:height="2.4cm" svg:x="4cm" svg:y="11.6cm">
          <text:p text:style-name="P25"><text:span text:style-name="T11">id_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svg:x1="5.2cm" svg:y1="14cm" svg:x2="5.3cm" svg:y2="14.8cm" draw:start-shape="id24" draw:start-glue-point="8" draw:end-shape="id1" draw:end-glue-point="0" svg:d="M5200 14000v401h100v399" svg:viewBox="0 0 101 801">
          <text:p/>
        </draw:connector>
        <draw:custom-shape draw:style-name="gr29" draw:text-style-name="P29" xml:id="id25" draw:id="id25" draw:layer="layout" svg:width="4.8cm" svg:height="2.4cm" svg:x="4.4cm" svg:y="7.499cm">
          <text:p text:style-name="P5"><text:span text:style-name="T3">OFERTAS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6" draw:id="id26" draw:layer="layout" svg:width="2.8cm" svg:height="2.4cm" svg:x="7.8cm" svg:y="10.2cm">
          <text:p text:style-name="P16"><text:span text:style-name="T7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xml:id="id27" draw:id="id27" draw:layer="layout" svg:width="2.6cm" svg:height="2.4cm" svg:x="0.02cm" svg:y="4.2cm">
          <text:p text:style-name="P16"><text:span text:style-name="T7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svg:x1="6.8cm" svg:y1="9.899cm" svg:x2="7.8cm" svg:y2="11.4cm" draw:start-shape="id25" draw:start-glue-point="2" draw:end-shape="id26" draw:end-glue-point="6" svg:d="M6800 9899v1501h1000" svg:viewBox="0 0 1001 1502">
          <text:p/>
        </draw:connector>
        <draw:connector draw:style-name="gr32" draw:text-style-name="P13" draw:layer="layout" draw:line-skew="0cm -0.001cm -0.102cm" svg:x1="6.8cm" svg:y1="7.499cm" svg:x2="2.24cm" svg:y2="6.249cm" draw:start-shape="id25" draw:start-glue-point="0" draw:end-shape="id27" draw:end-glue-point="9" svg:d="M6800 7499v-501h-3290v2h-1270v-751" svg:viewBox="0 0 4561 1251">
          <text:p/>
        </draw:connector>
        <draw:connector draw:style-name="gr32" draw:text-style-name="P13" draw:layer="layout" svg:x1="3cm" svg:y1="8.8cm" svg:x2="4.4cm" svg:y2="8.699cm" draw:start-shape="id28" draw:start-glue-point="10" draw:end-shape="id25" draw:end-glue-point="3" svg:d="M3000 8800h701v-101h699" svg:viewBox="0 0 1401 102">
          <text:p/>
        </draw:connector>
        <draw:custom-shape draw:style-name="gr33" draw:text-style-name="P30" xml:id="id28" draw:id="id28" draw:layer="layout" svg:width="2.8cm" svg:height="2.8cm" svg:x="0.2cm" svg:y="7.4cm">
          <text:p text:style-name="P16"><text:span text:style-name="T7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1" xml:id="id29" draw:id="id29" draw:layer="layout" svg:width="2.4cm" svg:height="2.2cm" svg:x="0.6cm" svg:y="11cm">
          <text:p text:style-name="P14"><text:span text:style-name="T6">id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draw:line-skew="0.35cm" svg:x1="1.8cm" svg:y1="11cm" svg:x2="6.8cm" svg:y2="9.899cm" draw:start-shape="id29" draw:start-glue-point="4" draw:end-shape="id25" draw:end-glue-point="2" svg:d="M1800 11000v-200h5000v-901" svg:viewBox="0 0 5001 1102">
          <text:p/>
        </draw:connector>
        <draw:custom-shape draw:style-name="gr35" draw:text-style-name="P33" xml:id="id30" draw:id="id30" draw:layer="layout" svg:width="4cm" svg:height="3.4cm" svg:x="13.2cm" svg:y="7.8cm">
          <text:p text:style-name="P32"><text:span text:style-name="T13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13" draw:layer="layout" svg:x1="9.2cm" svg:y1="8.699cm" svg:x2="13.2cm" svg:y2="9.5cm" draw:start-shape="id25" draw:start-glue-point="1" draw:end-shape="id30" draw:end-glue-point="5" svg:d="M9200 8699h2000v801h2000" svg:viewBox="0 0 4001 802">
          <text:p/>
        </draw:connector>
        <draw:connector draw:style-name="gr9" draw:text-style-name="P13" draw:layer="layout" svg:x1="15.2cm" svg:y1="11.2cm" svg:x2="19.6cm" svg:y2="14.4cm" draw:start-shape="id30" draw:start-glue-point="6" draw:end-shape="id3" draw:end-glue-point="0" svg:d="M15200 11200v1601h4400v1599" svg:viewBox="0 0 4401 3201">
          <text:p/>
        </draw:connector>
        <draw:custom-shape draw:style-name="gr37" draw:text-style-name="P12" xml:id="id22" draw:id="id22" draw:layer="layout" svg:width="3.8cm" svg:height="3.4cm" svg:x="19.6cm" svg:y="7.8cm">
          <text:p text:style-name="P11"><text:span text:style-name="T5">vendido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9" draw:text-style-name="P13" draw:layer="layout" svg:x1="19.6cm" svg:y1="14.4cm" svg:x2="19.6cm" svg:y2="12.777cm" draw:start-shape="id3" svg:d="M19600 14400v-1623" svg:viewBox="0 0 1 1624">
          <text:p/>
        </draw:connector>
        <draw:connector draw:style-name="gr38" draw:text-style-name="P34" draw:layer="layout" draw:line-skew="-2.801cm" svg:x1="21.5cm" svg:y1="11.2cm" svg:x2="23.751cm" svg:y2="15.9cm" draw:start-shape="id22" draw:start-glue-point="6" draw:end-shape="id31" draw:end-glue-point="0" svg:d="M21500 11200v2400h2251v2300" svg:viewBox="0 0 2252 4701">
          <text:p/>
        </draw:connector>
        <draw:frame draw:style-name="gr39" draw:text-style-name="P36" draw:layer="layout" svg:width="5cm" svg:height="1.119cm" svg:x="19cm" svg:y="4cm">
          <draw:text-box>
            <text:p text:style-name="P35">VENTAS</text:p>
          </draw:text-box>
        </draw:frame>
        <draw:frame draw:style-name="gr40" draw:text-style-name="P38" draw:layer="layout" svg:width="0.8cm" svg:height="1.162cm" svg:x="12.8cm" svg:y="3.4cm">
          <draw:text-box>
            <text:p text:style-name="P37"><text:span text:style-name="T14">1</text:span></text:p>
          </draw:text-box>
        </draw:frame>
        <draw:frame draw:style-name="gr41" draw:text-style-name="P40" draw:layer="layout" svg:width="0.8cm" svg:height="0.962cm" svg:x="17.8cm" svg:y="3.638cm">
          <draw:text-box>
            <text:p text:style-name="P39"><text:span text:style-name="T15">N</text:span></text:p>
          </draw:text-box>
        </draw:frame>
        <draw:frame draw:style-name="gr41" draw:text-style-name="P40" draw:layer="layout" svg:width="1cm" svg:height="0.962cm" svg:x="21.8cm" svg:y="6.4cm">
          <draw:text-box>
            <text:p text:style-name="P39"><text:span text:style-name="T15">M</text:span></text:p>
          </draw:text-box>
        </draw:frame>
        <draw:frame draw:style-name="gr41" draw:text-style-name="P42" draw:layer="layout" svg:width="1.151cm" svg:height="0.962cm" svg:x="21.5cm" svg:y="12.6cm">
          <draw:text-box>
            <text:p text:style-name="P41"><text:span text:style-name="T16">N</text:span></text:p>
          </draw:text-box>
        </draw:frame>
        <draw:frame draw:style-name="gr41" draw:text-style-name="P42" draw:layer="layout" svg:width="1.2cm" svg:height="0.962cm" svg:x="15.4cm" svg:y="12cm">
          <draw:text-box>
            <text:p text:style-name="P41"><text:span text:style-name="T16">1</text:span></text:p>
          </draw:text-box>
        </draw:frame>
        <draw:frame draw:style-name="gr41" draw:text-style-name="P44" draw:layer="layout" svg:width="1cm" svg:height="0.962cm" svg:x="11.8cm" svg:y="8.4cm">
          <draw:text-box>
            <text:p text:style-name="P43"><text:span text:style-name="T17">N</text:span></text:p>
          </draw:text-box>
        </draw:frame>
        <draw:frame draw:style-name="gr41" draw:text-style-name="P46" draw:layer="layout" svg:width="1.4cm" svg:height="0.962cm" svg:x="8.4cm" svg:y="15.038cm">
          <draw:text-box>
            <text:p text:style-name="P45"><text:span text:style-name="T18">N</text:span></text:p>
          </draw:text-box>
        </draw:frame>
        <draw:frame draw:style-name="gr41" draw:text-style-name="P42" draw:layer="layout" svg:width="1cm" svg:height="0.962cm" svg:x="14.2cm" svg:y="14.938cm">
          <draw:text-box>
            <text:p text:style-name="P41"><text:span text:style-name="T16">M</text:span></text:p>
          </draw:text-box>
        </draw:frame>
        <presentation:notes draw:style-name="dp2">
          <draw:page-thumbnail draw:style-name="gr42" draw:layer="layout" svg:width="13.968cm" svg:height="10.476cm" svg:x="3.81cm" svg:y="2.123cm" draw:page-number="1" presentation:class="page"/>
          <draw:frame presentation:style-name="pr1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14T20:41:14.166993206</dc:date>
    <meta:editing-duration>PT2H17M59S</meta:editing-duration>
    <meta:editing-cycles>9</meta:editing-cycles>
    <meta:generator>LibreOffice/5.1.4.2$Linux_X86_64 LibreOffice_project/10m0$Build-2</meta:generator>
    <meta:document-statistic meta:object-count="94"/>
  </office:meta>
</office:document-meta>
</file>